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ariante « Moderne »</text:span><text:span text:style-name="T1"/></text:p>
      <text:p text:style-name="P1"><text:span text:style-name="T2">Un résumé succinct</text:span><text:span text:style-name="T2"/></text:p>
      <text:p text:style-name="P2"/>
      <text:p text:style-name="Standard">Cette variante à dix joueurs se joue sur une carte d’Europe des années 90 incluant également le Moyen-Orient<text:bookmark text:name="_GoBack"/> à l’Afrique du Nord.</text:p>
      <text:p text:style-name="Standard">La carte possède la particularité d’avoir des canaux permettant aux flottes de les emprunter pour traverser la région en question. Il est donc possible pour une flotte d’aller :</text:p>
      <text:p text:style-name="Standard">-De Ham à Hel ou Bhm (et réciproquement)</text:p>
      <text:p text:style-name="Standard">-Du Cai à Eme ou Mro (et réciproquement)</text:p>
      <text:p text:style-name="Standard">-De Vol à Ros (et réciproquement)</text:p>
      <text:p text:style-name="Standard">Les régions concernées ne possèdent donc pas de côte</text:p>
      <text:p text:style-name="Standard">A l’inverse Irn possède deux côtes (nord et sud)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ieuc</meta:initial-creator>
    <dc:creator>brieuc</dc:creator>
    <meta:editing-cycles>1</meta:editing-cycles>
    <meta:creation-date>2023-08-28T19:43:00</meta:creation-date>
    <dc:date>2023-08-28T19:57:00</dc:date>
    <meta:editing-duration>PT14M</meta:editing-duration>
    <meta:generator>LibreOffice/7.4.7.2$Linux_X86_64 LibreOffice_project/40$Build-2</meta:generator>
    <meta:document-statistic meta:table-count="0" meta:image-count="0" meta:object-count="0" meta:page-count="1" meta:paragraph-count="9" meta:word-count="98" meta:character-count="558" meta:non-whitespace-character-count="468"/>
    <meta:user-defined meta:name="AppVersion">14.0000</meta:user-defined>
    <meta:template xlink:type="simple" xlink:actuate="onRequest" xlink:title="Normal.dotm" xlink:href=""/>
  </office:meta>
</office:document-meta>
</file>